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Helvetica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4" style:family="paragraph" style:parent-style-name="Standard"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Helvetica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Helvetica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Helvetica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P14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Helvetica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weight="normal" style:font-name-asian="Courier New" style:font-weight-asian="normal" style:font-name-complex="Courier New" style:font-weight-complex="normal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Decision#%</text:p>
      <text:p text:style-name="P2"/>
      <text:p text:style-name="P4"/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xml:id="list36709515" text:style-name="L1">
        <text:list-item>
          <text:p text:style-name="P13">%=remLineWhenBlank(LETTRE_PUCE1_A)=%</text:p>
        </text:list-item>
        <text:list-item>
          <text:p text:style-name="P13">%=remLineWhenBlank(LETTRE_PUCE1_B)=%</text:p>
        </text:list-item>
        <text:list-item>
          <text:p text:style-name="P13">%=remLineWhenBlank(LETTRE_PUCE1_C)=%</text:p>
        </text:list-item>
        <text:list-item>
          <text:p text:style-name="P13">%=remLineWhenBlank(LETTRE_PUCE1_D)=%</text:p>
        </text:list-item>
      </text:list>
      <text:p text:style-name="P7"/>
      <text:p text:style-name="P3">%=LETTRE_PARA4=%</text:p>
      <text:list xml:id="list36732542" text:style-name="L2">
        <text:list-item>
          <text:p text:style-name="P14">%=remLineWhenBlank(LETTRE_PUCE2_A)=%</text:p>
        </text:list-item>
        <text:list-item>
          <text:p text:style-name="P14">%=remLineWhenBlank(LETTRE_PUCE2_B)=%</text:p>
        </text:list-item>
        <text:list-item>
          <text:p text:style-name="P14">%=remLineWhenBlank(LETTRE_PUCE2_C)=%</text:p>
        </text:list-item>
        <text:list-item>
          <text:p text:style-name="P14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3">%=<text:span text:style-name="T3">remLineWhenBlank(</text:span>LETTRE_PARA6,1)=%</text:p>
      <text:p text:style-name="P6"/>
      <text:p text:style-name="P3">%=remLineWhenBlank(LETTRE_PARA7,1)=%</text:p>
      <text:p text:style-name="P6"/>
      <text:p text:style-name="P3">%=remLineWhenBlank(LETTRE_PARA8,1)=%</text:p>
      <text:p text:style-name="P3"/>
      <text:p text:style-name="P11">%#include <text:s/>signatures/CCVD/standard#%</text:p>
      <text:p text:style-name="P11"/>
      <text:p text:style-name="P11">%=pushToEnd()=%</text:p>
      <text:p text:style-name="P12"><text:span text:style-name="T4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5-11-27T16:55:13.47</dc:date>
    <meta:print-date>2008-11-18T12:45:06</meta:print-date>
    <meta:editing-cycles>262</meta:editing-cycles>
    <meta:editing-duration>PT18H2M19S</meta:editing-duration>
    <dc:creator>lga </dc:creator>
    <meta:document-statistic meta:table-count="0" meta:image-count="0" meta:object-count="0" meta:page-count="1" meta:paragraph-count="22" meta:word-count="39" meta:character-count="913"/>
    <meta:user-defined meta:name="Info 1"/>
    <meta:user-defined meta:name="Info 2"/>
    <meta:user-defined meta:name="Info 3"/>
    <meta:user-defined meta:name="Info 4"/>
  </office:meta>
</office:document-meta>
</file>